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01296f" officeooo:paragraph-rsid="0001296f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0300e8" officeooo:paragraph-rsid="000300e8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56e98" officeooo:paragraph-rsid="00056e98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8bcdb" officeooo:paragraph-rsid="0008bcdb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a4bbd" officeooo:paragraph-rsid="000a4bbd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beae3" officeooo:paragraph-rsid="000beae3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beae3" officeooo:paragraph-rsid="000e1b2f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e1b2f" officeooo:paragraph-rsid="000e1b2f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0d8881" officeooo:paragraph-rsid="000e1b2f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006d1" officeooo:paragraph-rsid="000e1b2f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2a4bb" officeooo:paragraph-rsid="0012a4bb" style:font-size-asian="10.5pt" style:font-size-complex="12pt"/>
    </style:style>
    <style:style style:name="P12" style:family="paragraph" style:parent-style-name="Standard">
      <style:text-properties fo:font-size="12pt" officeooo:rsid="0016ceb0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16ceb0" officeooo:paragraph-rsid="0016ceb0" style:font-size-asian="10.5pt" style:font-size-complex="12pt"/>
    </style:style>
    <style:style style:name="P14" style:family="paragraph" style:parent-style-name="Standard">
      <style:text-properties fo:font-size="12pt" officeooo:rsid="0016ceb0" officeooo:paragraph-rsid="0016ceb0" style:font-size-asian="10.5pt" style:font-size-complex="12pt"/>
    </style:style>
    <style:style style:name="P15" style:family="paragraph" style:parent-style-name="Standard">
      <style:text-properties fo:font-size="12pt" officeooo:rsid="0018a1cf" officeooo:paragraph-rsid="0018a1cf" style:font-size-asian="10.5pt" style:font-size-complex="12pt"/>
    </style:style>
    <style:style style:name="P16" style:family="paragraph" style:parent-style-name="Standard">
      <style:text-properties fo:font-size="12pt" officeooo:rsid="001a3e31" officeooo:paragraph-rsid="001a3e31" style:font-size-asian="10.5pt" style:font-size-complex="12pt"/>
    </style:style>
    <style:style style:name="P17" style:family="paragraph" style:parent-style-name="Standard">
      <style:text-properties fo:font-size="12pt" officeooo:rsid="001e8492" officeooo:paragraph-rsid="001e8492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1e8492" officeooo:paragraph-rsid="001e8492" style:font-size-asian="10.5pt" style:font-size-complex="12pt"/>
    </style:style>
    <style:style style:name="P19" style:family="paragraph" style:parent-style-name="Standard">
      <style:text-properties fo:font-size="12pt" officeooo:rsid="001e8492" officeooo:paragraph-rsid="001ef13d" style:font-size-asian="10.5pt" style:font-size-complex="12pt"/>
    </style:style>
    <style:style style:name="P20" style:family="paragraph" style:parent-style-name="Standard">
      <style:text-properties fo:font-size="12pt" officeooo:rsid="0020d0e3" officeooo:paragraph-rsid="0020d0e3" style:font-size-asian="10.5pt" style:font-size-complex="12pt"/>
    </style:style>
    <style:style style:name="P21" style:family="paragraph" style:parent-style-name="Standard">
      <style:text-properties fo:font-size="12pt" officeooo:rsid="0021cb65" officeooo:paragraph-rsid="0021cb65" style:font-size-asian="10.5pt" style:font-size-complex="12pt"/>
    </style:style>
    <style:style style:name="P22" style:family="paragraph" style:parent-style-name="Standard">
      <style:text-properties fo:font-size="12pt" officeooo:rsid="00249836" officeooo:paragraph-rsid="00249836" style:font-size-asian="10.5pt" style:font-size-complex="12pt"/>
    </style:style>
    <style:style style:name="P23" style:family="paragraph" style:parent-style-name="Standard">
      <style:text-properties fo:font-size="12pt" officeooo:rsid="0025c5a6" officeooo:paragraph-rsid="0025c5a6" style:font-size-asian="10.5pt" style:font-size-complex="12pt"/>
    </style:style>
    <style:style style:name="P24" style:family="paragraph" style:parent-style-name="Standard">
      <style:text-properties fo:font-size="12pt" officeooo:rsid="00095591" officeooo:paragraph-rsid="0026d664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officeooo:rsid="000e1b2f" officeooo:paragraph-rsid="000e1b2f"/>
    </style:style>
    <style:style style:name="P26" style:family="paragraph" style:parent-style-name="Standard">
      <style:paragraph-properties fo:text-align="start" style:justify-single-word="false"/>
      <style:text-properties fo:font-size="12pt" officeooo:rsid="0012a4bb" officeooo:paragraph-rsid="0012a4bb"/>
    </style:style>
    <style:style style:name="P27" style:family="paragraph" style:parent-style-name="Standard">
      <style:paragraph-properties fo:text-align="start" style:justify-single-word="false"/>
      <style:text-properties fo:font-size="12pt" officeooo:rsid="0012a4bb" officeooo:paragraph-rsid="00137884"/>
    </style:style>
    <style:style style:name="P28" style:family="paragraph" style:parent-style-name="Standard">
      <style:paragraph-properties fo:text-align="center" style:justify-single-word="false"/>
      <style:text-properties fo:font-size="16pt" officeooo:rsid="0001296f" style:font-size-asian="14pt" style:font-size-complex="16pt"/>
    </style:style>
    <style:style style:name="P29" style:family="paragraph" style:parent-style-name="Standard">
      <style:text-properties officeooo:rsid="0019468f" officeooo:paragraph-rsid="0019468f"/>
    </style:style>
    <style:style style:name="P30" style:family="paragraph" style:parent-style-name="Standard">
      <style:text-properties fo:font-size="12pt" officeooo:rsid="001ef13d" officeooo:paragraph-rsid="001ef13d" style:font-size-asian="10.5pt" style:font-size-complex="12pt"/>
    </style:style>
    <style:style style:name="P31" style:family="paragraph" style:parent-style-name="Standard">
      <style:text-properties fo:font-size="12pt" officeooo:rsid="00095591" officeooo:paragraph-rsid="0026d664" style:font-size-asian="10.5pt" style:font-size-complex="12pt"/>
    </style:style>
    <style:style style:name="P32" style:family="paragraph" style:parent-style-name="Standard">
      <style:text-properties fo:font-size="12pt" officeooo:rsid="002df2c7" officeooo:paragraph-rsid="002df2c7" style:font-size-asian="10.5pt" style:font-size-complex="12pt"/>
    </style:style>
    <style:style style:name="T1" style:family="text">
      <style:text-properties officeooo:rsid="0004b744"/>
    </style:style>
    <style:style style:name="T2" style:family="text">
      <style:text-properties officeooo:rsid="00056e98"/>
    </style:style>
    <style:style style:name="T3" style:family="text">
      <style:text-properties officeooo:rsid="000a4bbd"/>
    </style:style>
    <style:style style:name="T4" style:family="text">
      <style:text-properties officeooo:rsid="000d8881"/>
    </style:style>
    <style:style style:name="T5" style:family="text">
      <style:text-properties style:font-size-asian="10.5pt" style:font-size-complex="12pt"/>
    </style:style>
    <style:style style:name="T6" style:family="text">
      <style:text-properties officeooo:rsid="001006d1" style:font-size-asian="10.5pt" style:font-size-complex="12pt"/>
    </style:style>
    <style:style style:name="T7" style:family="text">
      <style:text-properties officeooo:rsid="0010ef75" style:font-size-asian="10.5pt" style:font-size-complex="12pt"/>
    </style:style>
    <style:style style:name="T8" style:family="text">
      <style:text-properties officeooo:rsid="00137884" style:font-size-asian="10.5pt" style:font-size-complex="12pt"/>
    </style:style>
    <style:style style:name="T9" style:family="text">
      <style:text-properties officeooo:rsid="0022a382" style:font-size-asian="10.5pt" style:font-size-complex="12pt"/>
    </style:style>
    <style:style style:name="T10" style:family="text">
      <style:text-properties fo:font-size="12pt" style:font-size-asian="10.5pt" style:font-size-complex="12pt"/>
    </style:style>
    <style:style style:name="T11" style:family="text">
      <style:text-properties fo:font-size="12pt" officeooo:rsid="0016ceb0" style:font-size-asian="10.5pt" style:font-size-complex="12pt"/>
    </style:style>
    <style:style style:name="T12" style:family="text">
      <style:text-properties fo:font-size="12pt" officeooo:rsid="001a3e31" style:font-size-asian="10.5pt" style:font-size-complex="12pt"/>
    </style:style>
    <style:style style:name="T13" style:family="text">
      <style:text-properties officeooo:rsid="001ef13d"/>
    </style:style>
    <style:style style:name="T14" style:family="text">
      <style:text-properties officeooo:rsid="0021cb65"/>
    </style:style>
    <style:style style:name="T15" style:family="text">
      <style:text-properties officeooo:rsid="0024debb"/>
    </style:style>
    <style:style style:name="T16" style:family="text">
      <style:text-properties officeooo:rsid="0028820b"/>
    </style:style>
    <style:style style:name="T17" style:family="text">
      <style:text-properties officeooo:rsid="002a4c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PYTHON TEST</text:p>
      <text:p text:style-name="P28"/>
      <text:p text:style-name="P1">1. Definiti in python3 clasa Laptop, care sa aiba urmatoarele campuri: cpus, capacity, hasSSD. Obiectele de tip Laptop trebuie sa aiba urmatorul comportament:</text:p>
      <text:p text:style-name="P1"/>
      <text:p text:style-name="P1">laptop1 = Laptop()</text:p>
      <text:p text:style-name="P1">laptop2 = Laptop(4, 512, True)</text:p>
      <text:p text:style-name="P1"/>
      <text:p text:style-name="P1">print(laptop1) <text:span text:style-name="T1">sa afiseze:</text:span></text:p>
      <text:p text:style-name="P1"><text:span text:style-name="T2">(</text:span>cpus = 0, capacity = 0, hasSSD = False<text:span text:style-name="T2">)</text:span></text:p>
      <text:p text:style-name="P1"/>
      <text:p text:style-name="P1">print(laptop2) <text:span text:style-name="T1">sa afiseze:</text:span></text:p>
      <text:p text:style-name="P1"><text:span text:style-name="T2">(</text:span>cpus = 4, capacity = 512, hasSSD = True<text:span text:style-name="T2">)</text:span></text:p>
      <text:p text:style-name="P1"/>
      <text:p text:style-name="P1">l = [laptop1, laptop2)</text:p>
      <text:p text:style-name="P2">print(l) <text:span text:style-name="T1">sa afiseze:</text:span></text:p>
      <text:p text:style-name="P3">[(cpus = 0, capacity = 0, hasSSD = False), (cpus = 4, capacity = 512, hasSSD = True)]</text:p>
      <text:p text:style-name="P3"/>
      <text:p text:style-name="P4">2. <text:s/><text:span text:style-name="T3">Sa se implementeze in python3 functia zipLongest, cu urmatorul comportament:</text:span></text:p>
      <text:p text:style-name="P4"/>
      <text:p text:style-name="P5">zipLongest(l1, l2)</text:p>
      <text:p text:style-name="P5"/>
      <text:p text:style-name="P5">print(list(zipLongest([1,2,3], [4,5,6,7,8]))) sa afiseze</text:p>
      <text:p text:style-name="P5">[(1, 4), (2, 5), (3, 6), (0, 7), (0, 8)]</text:p>
      <text:p text:style-name="P5"/>
      <text:p text:style-name="P5">Obs: Se poate folosi functia zip. Comportamentul este asemanator, doar ca nu se mai opreste la lista cea mai scurta, ci pune 0 pe pozitiile care nu exista fata de lista lunga</text:p>
      <text:p text:style-name="P5"/>
      <text:p text:style-name="P7">3. <text:s/><text:span text:style-name="T4">Sa se implementeze functia palindromeMap, care primeste o lista de cuvinte si intoarce o lista de string-uri “Yes”/”No” . Este obligatorie folosirea de list comprehension, nu este permisa folosirea functiei map.</text:span></text:p>
      <text:p text:style-name="P7"/>
      <text:p text:style-name="P9">Exemplu de utilizare:</text:p>
      <text:p text:style-name="P6"/>
      <text:p text:style-name="P8">palindromeMap([“ana”, “are”, “mere”, “aerisirea”, “rever”, “pere”]) intoarce</text:p>
      <text:p text:style-name="P8">[“Yes”, “No”, “No”, “Yes”, “Yes”, “No”]</text:p>
      <text:p text:style-name="P8"/>
      <text:p text:style-name="P25"><text:span text:style-name="T5">Hint: </text:span><text:span text:style-name="T6">Se recomanda definirea predicatului isPalindrome(word), care verifica daca un cuvant primit ca param</text:span><text:span text:style-name="T9">e</text:span><text:span text:style-name="T6">t</text:span><text:span text:style-name="T7">ru</text:span><text:span text:style-name="T6"> este sau nu palindrom</text:span></text:p>
      <text:p text:style-name="P10"/>
      <text:p text:style-name="P26"><text:span text:style-name="T6">P</text:span><text:span text:style-name="T5">entru a verifica ca un cuvant este palindrome, se poate folosi functia reversed, care intoarce o lista continand caracterele cuvantului in ordine inversa. Poate fi utila si functia str.join.</text:span></text:p>
      <text:p text:style-name="P11"/>
      <text:p text:style-name="P11">reversed(“are”) <text:s/>=&gt; ['e', 'r', 'a']</text:p>
      <text:p text:style-name="P27"><text:span text:style-name="T5">str.join(“_”, [“a”, “b”, “c”]) </text:span><text:span text:style-name="T8">=&gt; 'a_b_c'</text:span></text:p>
      <text:p text:style-name="P10"/>
      <text:p text:style-name="P8"/>
      <text:p text:style-name="P8"/>
      <text:p text:style-name="P2"><text:soft-page-break/></text:p>
      <text:p text:style-name="P13">4. Fie urmatoarul cod in python3.</text:p>
      <text:p text:style-name="P13"/>
      <text:p text:style-name="Standard"><text:span text:style-name="T11">digits = [ i for</text:span> i<text:span text:style-name="T11"> <text:s/>in range(10) ]</text:span></text:p>
      <text:p text:style-name="P12"/>
      <text:p text:style-name="P14">v1 = { i:i**2 for i in digits }</text:p>
      <text:p text:style-name="P14">v2 = [ [i, i**2] for i in digits ]</text:p>
      <text:p text:style-name="P14"/>
      <text:p text:style-name="P15">Precizati valorile variabilelor v1 si v2.</text:p>
      <text:p text:style-name="P15"/>
      <text:p text:style-name="P29"><text:span text:style-name="T10">5. <text:s/></text:span><text:span text:style-name="T12">Fie variabila:</text:span></text:p>
      <text:p text:style-name="P16">my_string = “protectMe”</text:p>
      <text:p text:style-name="P16"/>
      <text:p text:style-name="P16">Aceasta se simte “in singuranta” daca este precedata de 1000 de caractere ‘#’ si urmata de 500 de caractere ‘+’. <text:s/>Suprascrieti variabila my_string, astfel incat aceasta sa se simta “in siguranta”.</text:p>
      <text:p text:style-name="P16"/>
      <text:p text:style-name="P18">6. Lista este un tip de date fundamental in python.</text:p>
      <text:p text:style-name="P17"><text:s text:c="4"/></text:p>
      <text:p text:style-name="P17"><text:tab/>a) Scrieti 3 moduri prin care se poate crea o lista vida in python3. </text:p>
      <text:p text:style-name="P17"><text:tab/>b) Fie l = [1, 2, 3]. <text:s/>La ce se evalueaza l[:-1] (eroare sau o valoare, cu precizarea acesteia).</text:p>
      <text:p text:style-name="P17"><text:span text:style-name="T13"><text:tab/>c) Precizati ce afiseaza urmatorul cod:</text:span><text:tab/><text:tab/></text:p>
      <text:p text:style-name="P19"><text:tab/><text:tab/><text:span text:style-name="T13">alphabet = map(chr, range(97, 123))</text:span></text:p>
      <text:p text:style-name="P19"><text:tab/><text:tab/><text:span text:style-name="T13">l = list(alphabet)</text:span></text:p>
      <text:p text:style-name="P19"><text:tab/><text:tab/><text:span text:style-name="T13">s = str.join('', l[:5])</text:span></text:p>
      <text:p text:style-name="P19"><text:tab/><text:tab/><text:span text:style-name="T13">l = list(s)</text:span></text:p>
      <text:p text:style-name="P19"><text:tab/><text:tab/><text:span text:style-name="T13">print(l)</text:span></text:p>
      <text:p text:style-name="P19"/>
      <text:p text:style-name="P20">7. Fie urmatorul cod:</text:p>
      <text:p text:style-name="P20"/>
      <text:p text:style-name="P20">class Father():</text:p>
      <text:p text:style-name="P20"/>
      <text:p text:style-name="P20"><text:tab/>def __init__(self):</text:p>
      <text:p text:style-name="P20"><text:tab/><text:tab/>print("Father constructor")</text:p>
      <text:p text:style-name="P20"/>
      <text:p text:style-name="P20"><text:tab/>def function(self):</text:p>
      <text:p text:style-name="P20"><text:tab/><text:tab/>print("Father function")</text:p>
      <text:p text:style-name="P20"/>
      <text:p text:style-name="P20">class Child(Father):</text:p>
      <text:p text:style-name="P20"/>
      <text:p text:style-name="P20"><text:tab/>def __init__(self):</text:p>
      <text:p text:style-name="P20"><text:tab/><text:tab/>print("Child constructor")</text:p>
      <text:p text:style-name="P20"/>
      <text:p text:style-name="P20"><text:tab/>def function(self):</text:p>
      <text:p text:style-name="P20"><text:tab/><text:tab/>print("Child function")</text:p>
      <text:p text:style-name="P20"><text:tab/><text:tab/>self.function()</text:p>
      <text:p text:style-name="P20"/>
      <text:p text:style-name="P20">child = Child()</text:p>
      <text:p text:style-name="P20">child.function()</text:p>
      <text:p text:style-name="P19"><text:tab/></text:p>
      <text:p text:style-name="P30"><text:soft-page-break/><text:tab/><text:tab/> </text:p>
      <text:p text:style-name="P20">a) La rularea intr-un interpretor python3, primim urmatoarea eroare: <text:s/>RecursionError: maximum recursion depth exceeded while calling a Python object</text:p>
      <text:p text:style-name="P20">Corectati eroare<text:span text:style-name="T14">a modificand doar codul din clasa Child si precizati ce se afiseaza.</text:span></text:p>
      <text:p text:style-name="P20"/>
      <text:p text:style-name="P21">b) Realizati modificarile necesare in clasa Child astfel incat codul anterior sa afiseze urmatoarele:</text:p>
      <text:p text:style-name="P21"/>
      <text:p text:style-name="P21">Child constructor</text:p>
      <text:p text:style-name="P21">Father constructor</text:p>
      <text:p text:style-name="P21">Child function</text:p>
      <text:p text:style-name="P21">Father function</text:p>
      <text:p text:style-name="P21"/>
      <text:p text:style-name="P22">8. Implementati in python3 functia find cu urmatorul comportament:</text:p>
      <text:p text:style-name="P22"/>
      <text:p text:style-name="P22">find(start_path, file_to_search) </text:p>
      <text:p text:style-name="P22">→ cauta recursiv incepand cu start_path fisierul cu numele file_to_search</text:p>
      <text:p text:style-name="P22">→ se opreste la primul fisier gasit in ierarhia de cai care incep cu start_path</text:p>
      <text:p text:style-name="P22">→ daca gaseste fisierul afiseaza “File found” <text:span text:style-name="T15">si calea catre fisier</text:span>, in caz contrar nu afiseaza nimic</text:p>
      <text:p text:style-name="P22"/>
      <text:p text:style-name="P23">exemplu de utilizare:</text:p>
      <text:p text:style-name="P23">find(“tmp”, “my_file”) afiseaza “File found <text:s/>./tmp/my_folder/secret/my_file”</text:p>
      <text:p text:style-name="P23">avand urmatoarea ierarhie de fisiere</text:p>
      <text:p text:style-name="P23"/>
      <text:p text:style-name="P23">tmp/</text:p>
      <text:p text:style-name="P23"><text:tab/>my_folder/</text:p>
      <text:p text:style-name="P23"><text:tab/>another_file</text:p>
      <text:p text:style-name="P23"><text:tab/>another_folder</text:p>
      <text:p text:style-name="P23"><text:tab/><text:tab/><text:tab/>secret/</text:p>
      <text:p text:style-name="P23"><text:tab/><text:tab/><text:tab/><text:tab/>top_secret</text:p>
      <text:p text:style-name="P23"><text:tab/><text:tab/><text:tab/><text:tab/>my_file</text:p>
      <text:p text:style-name="P22"/>
      <text:p text:style-name="P23">Hint: Se pot folosi urmatoarele functii din modulul os:</text:p>
      <text:p text:style-name="P24">os.listdir(path)</text:p>
      <text:p text:style-name="P24">os.path.join(path1, path2)</text:p>
      <text:p text:style-name="P24">os.path.isdir(path)</text:p>
      <text:p text:style-name="P24"/>
      <text:p text:style-name="P24"/>
      <text:p text:style-name="P32">Bonus: </text:p>
      <text:p text:style-name="P32">9. <text:span text:style-name="T17">Explicati cum functioneaza MVC Pattern (Model-View-Controller).</text:span></text:p>
      <text:p text:style-name="P22"/>
      <text:p text:style-name="P22"><text:s/></text:p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0T12:47:16.040977462</meta:creation-date>
    <dc:date>2017-08-15T16:53:45.154070725</dc:date>
    <meta:editing-duration>PT2H45M6S</meta:editing-duration>
    <meta:editing-cycles>31</meta:editing-cycles>
    <meta:generator>LibreOffice/5.1.6.2$Linux_X86_64 LibreOffice_project/10m0$Build-2</meta:generator>
    <meta:print-date>2017-08-15T16:44:51.869265509</meta:print-date>
    <meta:document-statistic meta:table-count="0" meta:image-count="0" meta:object-count="0" meta:page-count="3" meta:paragraph-count="87" meta:word-count="567" meta:character-count="3820" meta:non-whitespace-character-count="3272"/>
  </office:meta>
</office:document-meta>
</file>